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8CFF1A34B0719DD279.png" manifest:media-type="image/png"/>
  <manifest:file-entry manifest:full-path="Pictures/10000201000003450000028564C6528FB475BB7A.png" manifest:media-type="image/png"/>
  <manifest:file-entry manifest:full-path="Pictures/1000020100000346000002AA5AC83D3D4507C4C5.png" manifest:media-type="image/png"/>
  <manifest:file-entry manifest:full-path="Pictures/1000020100000615000001D228A00435748262F3.png" manifest:media-type="image/png"/>
  <manifest:file-entry manifest:full-path="Pictures/10000201000002B30000035771160FDDF28F9EE6.png" manifest:media-type="image/png"/>
  <manifest:file-entry manifest:full-path="Pictures/1000020100000270000002F18E28C987192F6B4F.png" manifest:media-type="image/png"/>
  <manifest:file-entry manifest:full-path="Pictures/1000020100000280000002617A051307E4AAE263.png" manifest:media-type="image/png"/>
  <manifest:file-entry manifest:full-path="Pictures/10000201000002E50000032FE9EA1872C30F6FE2.png" manifest:media-type="image/png"/>
  <manifest:file-entry manifest:full-path="Pictures/1000020100000287000002F4CBCB57DE6CFAEC3B.png" manifest:media-type="image/png"/>
  <manifest:file-entry manifest:full-path="Pictures/100002010000039F00000387B0EADB0948028ACE.png" manifest:media-type="image/png"/>
  <manifest:file-entry manifest:full-path="Pictures/100002010000029E0000032E835AB44ACF0CF01E.png" manifest:media-type="image/png"/>
  <manifest:file-entry manifest:full-path="Pictures/100002010000023500000385862A898E8A9921C1.png" manifest:media-type="image/png"/>
  <manifest:file-entry manifest:full-path="Pictures/1000020100000753000001FE419959833F4F11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3_1541902552"><dc:creator>Jackhaz1 Gaming</dc:creator><dc:date>2021-10-13T10:57:48</dc:date><text:p><text:span text:style-name="T1">Creating a Realm</text:span></text:p></office:annotation><draw:frame draw:style-name="fr1" draw:name="image9.png" text:anchor-type="as-char" svg:width="5.2244in" svg:height="6.3083in" draw:z-index="0"><draw:image xlink:href="Pictures/1000020100000270000002F18E28C987192F6B4F.png" xlink:type="simple" xlink:show="embed" xlink:actuate="onLoad" loext:mime-type="image/png"/></draw:frame><office:annotation-end office:name="__Annotation__3_1541902552"/><text:soft-page-break/><office:annotation office:name="__Annotation__7_1541902552"><dc:creator>Jackhaz1 Gaming</dc:creator><dc:date>2021-10-13T10:57:59</dc:date><text:p><text:span text:style-name="T1">Creating a Toon</text:span></text:p></office:annotation><draw:frame draw:style-name="fr1" draw:name="image12.png" text:anchor-type="as-char" svg:width="6.2681in" svg:height="7.75in" draw:z-index="1"><draw:image xlink:href="Pictures/10000201000002B30000035771160FDDF28F9EE6.png" xlink:type="simple" xlink:show="embed" xlink:actuate="onLoad" loext:mime-type="image/png"/></draw:frame><office:annotation-end office:name="__Annotation__7_1541902552"/><text:soft-page-break/><draw:frame draw:style-name="fr1" draw:name="image3.png" text:anchor-type="as-char" svg:width="6.2681in" svg:height="7.3193in" draw:z-index="2"><draw:image xlink:href="Pictures/1000020100000287000002F4CBCB57DE6CFAEC3B.png" xlink:type="simple" xlink:show="embed" xlink:actuate="onLoad" loext:mime-type="image/png"/></draw:frame><text:soft-page-break/><draw:frame draw:style-name="fr1" draw:name="image1.png" text:anchor-type="as-char" svg:width="6.2681in" svg:height="7.611in" draw:z-index="3"><draw:image xlink:href="Pictures/100002010000029E0000032E835AB44ACF0CF01E.png" xlink:type="simple" xlink:show="embed" xlink:actuate="onLoad" loext:mime-type="image/png"/></draw:frame><text:soft-page-break/><draw:frame draw:style-name="fr1" draw:name="image10.png" text:anchor-type="as-char" svg:width="6.2681in" svg:height="6.111in" draw:z-index="4"><draw:image xlink:href="Pictures/100002010000039F00000387B0EADB0948028ACE.png" xlink:type="simple" xlink:show="embed" xlink:actuate="onLoad" loext:mime-type="image/png"/></draw:frame><text:soft-page-break/><draw:frame draw:style-name="fr1" draw:name="image6.png" text:anchor-type="as-char" svg:width="5.8854in" svg:height="9.3854in" draw:z-index="5"><draw:image xlink:href="Pictures/100002010000023500000385862A898E8A9921C1.png" xlink:type="simple" xlink:show="embed" xlink:actuate="onLoad" loext:mime-type="image/png"/></draw:frame><text:soft-page-break/><office:annotation office:name="__Annotation__15_1541902552"><dc:creator>Jackhaz1 Gaming</dc:creator><dc:date>2021-10-13T10:59:28</dc:date><text:p><text:span text:style-name="T1">Updating Toon</text:span></text:p></office:annotation><draw:frame draw:style-name="fr1" draw:name="image13.png" text:anchor-type="as-char" svg:width="6.2681in" svg:height="6.889in" draw:z-index="6"><draw:image xlink:href="Pictures/10000201000002E50000032FE9EA1872C30F6FE2.png" xlink:type="simple" xlink:show="embed" xlink:actuate="onLoad" loext:mime-type="image/png"/></draw:frame><office:annotation-end office:name="__Annotation__15_1541902552"/><text:soft-page-break/><office:annotation office:name="__Annotation__19_1541902552"><dc:creator>Jackhaz1 Gaming</dc:creator><dc:date>2021-10-13T10:56:08</dc:date><text:p><text:span text:style-name="T1">Updating a realm</text:span></text:p></office:annotation><draw:frame draw:style-name="fr1" draw:name="image5.png" text:anchor-type="as-char" svg:width="6.2681in" svg:height="5.9583in" draw:z-index="7"><draw:image xlink:href="Pictures/1000020100000280000002617A051307E4AAE263.png" xlink:type="simple" xlink:show="embed" xlink:actuate="onLoad" loext:mime-type="image/png"/></draw:frame><office:annotation-end office:name="__Annotation__19_1541902552"/><office:annotation office:name="__Annotation__23_1541902552"><dc:creator>Jackhaz1 Gaming</dc:creator><dc:date>2021-10-13T10:55:53</dc:date><text:p><text:span text:style-name="T1">Delete Toon by id</text:span></text:p></office:annotation><draw:frame draw:style-name="fr1" draw:name="image4.png" text:anchor-type="as-char" svg:width="6.7756in" svg:height="1.8752in" draw:z-index="8"><draw:image xlink:href="Pictures/1000020100000615000001D228A00435748262F3.png" xlink:type="simple" xlink:show="embed" xlink:actuate="onLoad" loext:mime-type="image/png"/></draw:frame><office:annotation-end office:name="__Annotation__23_1541902552"/><text:soft-page-break/><office:annotation office:name="__Annotation__27_1541902552"><dc:creator>Jackhaz1 Gaming</dc:creator><dc:date>2021-10-13T10:55:44</dc:date><text:p><text:span text:style-name="T1">Delete realm by id</text:span></text:p></office:annotation><draw:frame draw:style-name="fr1" draw:name="image8.png" text:anchor-type="as-char" svg:width="6.6862in" svg:height="1.8217in" draw:z-index="9"><draw:image xlink:href="Pictures/1000020100000753000001FE419959833F4F11BB.png" xlink:type="simple" xlink:show="embed" xlink:actuate="onLoad" loext:mime-type="image/png"/></draw:frame><office:annotation-end office:name="__Annotation__27_1541902552"/><office:annotation office:name="__Annotation__31_1541902552"><dc:creator>Jackhaz1 Gaming</dc:creator><dc:date>2021-10-13T10:54:31</dc:date><text:p><text:span text:style-name="T1">My project is not running and data is saved</text:span></text:p></office:annotation><draw:frame draw:style-name="fr1" draw:name="image11.png" text:anchor-type="as-char" svg:width="6.2681in" svg:height="5.0972in" draw:z-index="10"><draw:image xlink:href="Pictures/1000020100000346000002AA5AC83D3D4507C4C5.png" xlink:type="simple" xlink:show="embed" xlink:actuate="onLoad" loext:mime-type="image/png"/></draw:frame><office:annotation-end office:name="__Annotation__31_1541902552"/><text:soft-page-break/><office:annotation office:name="__Annotation__35_1541902552"><dc:creator>Jackhaz1 Gaming</dc:creator><dc:date>2021-10-13T10:55:16</dc:date><text:p><text:span text:style-name="T1">My project is not running and data is saved</text:span></text:p></office:annotation><draw:frame draw:style-name="fr1" draw:name="image7.png" text:anchor-type="as-char" svg:width="6.2681in" svg:height="4.8335in" draw:z-index="11"><draw:image xlink:href="Pictures/10000201000003450000028564C6528FB475BB7A.png" xlink:type="simple" xlink:show="embed" xlink:actuate="onLoad" loext:mime-type="image/png"/></draw:frame><office:annotation-end office:name="__Annotation__35_1541902552"/><office:annotation office:name="__Annotation__39_1541902552"><dc:creator>Jackhaz1 Gaming</dc:creator><dc:date>2021-10-13T10:55:24</dc:date><text:p><text:span text:style-name="T1">Test results</text:span></text:p></office:annotation><draw:frame draw:style-name="fr1" draw:name="image2.png" text:anchor-type="as-char" svg:width="6.2681in" svg:height="4.0835in" draw:z-index="12"><draw:image xlink:href="Pictures/10000201000003EA0000028CFF1A34B0719DD279.png" xlink:type="simple" xlink:show="embed" xlink:actuate="onLoad" loext:mime-type="image/png"/></draw:frame><office:annotation-end office:name="__Annotation__39_15419025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0" meta:paragraph-count="1" meta:word-count="0" meta:character-count="0" meta:non-whitespace-character-count="0"/>
    <meta:generator>LibreOfficeDev/6.0.5.2$Linux_X86_64 LibreOffice_project/</meta:generator>
  </office:meta>
</office:document-meta>
</file>